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17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4.0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  <style:text-properties style:font-name="DejaVu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3" style:family="table-cell" style:parent-style-name="Default">
      <style:text-properties style:font-name="DejaVu Sans"/>
    </style:style>
    <style:style style:name="ce4" style:family="table-cell" style:parent-style-name="Default">
      <style:text-properties style:font-name="DejaVu Sans"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53" table:default-cell-style-name="ce3"/>
        <table:table-row table:style-name="ro1">
          <table:table-cell table:style-name="ce1" office:value-type="string">
            <text:p>Eil. Nr.</text:p>
          </table:table-cell>
          <table:table-cell table:style-name="ce1" office:value-type="string">
            <text:p>Vardas</text:p>
          </table:table-cell>
          <table:table-cell table:style-name="ce1" office:value-type="string">
            <text:p>Pavardė</text:p>
          </table:table-cell>
          <table:table-cell table:style-name="ce1" office:value-type="string">
            <text:p>el. paštas</text:p>
          </table:table-cell>
          <table:table-cell table:style-name="ce1" office:value-type="string">
            <text:p>draugai?</text:p>
          </table:table-cell>
          <table:table-cell table:number-columns-repeated="251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Saulius</text:p>
          </table:table-cell>
          <table:table-cell office:value-type="string">
            <text:p>Gražulis</text:p>
          </table:table-cell>
          <table:table-cell table:number-columns-repeated="253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Mantas</text:p>
          </table:table-cell>
          <table:table-cell office:value-type="string">
            <text:p>Kriaučiūnas</text:p>
          </table:table-cell>
          <table:table-cell/>
          <table:table-cell office:value-type="string">
            <text:p>+vaikai</text:p>
          </table:table-cell>
          <table:table-cell table:number-columns-repeated="251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Eglė</text:p>
          </table:table-cell>
          <table:table-cell office:value-type="string">
            <text:p>Kriaučiūnienė</text:p>
          </table:table-cell>
          <table:table-cell table:number-columns-repeated="253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Kęstutis</text:p>
          </table:table-cell>
          <table:table-cell office:value-type="string">
            <text:p>Biliūnas</text:p>
          </table:table-cell>
          <table:table-cell table:number-columns-repeated="253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Jurgis</text:p>
          </table:table-cell>
          <table:table-cell office:value-type="string">
            <text:p>Pralgauskis</text:p>
          </table:table-cell>
          <table:table-cell office:value-type="string">
            <text:p>dz0</text:p>
          </table:table-cell>
          <table:table-cell table:number-columns-repeated="252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Mantas</text:p>
          </table:table-cell>
          <table:table-cell office:value-type="string">
            <text:p>Zimnickas</text:p>
          </table:table-cell>
          <table:table-cell office:value-type="string">
            <text:p>sirex</text:p>
          </table:table-cell>
          <table:table-cell table:number-columns-repeated="252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Tomas</text:p>
          </table:table-cell>
          <table:table-cell office:value-type="string">
            <text:p>Žeimys</text:p>
          </table:table-cell>
          <table:table-cell table:number-columns-repeated="253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Tomas</text:p>
          </table:table-cell>
          <table:table-cell office:value-type="string">
            <text:p>Tamošaitis</text:p>
          </table:table-cell>
          <table:table-cell office:value-type="string">
            <text:p>siena</text:p>
          </table:table-cell>
          <table:table-cell table:number-columns-repeated="252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Tomas</text:p>
          </table:table-cell>
          <table:table-cell office:value-type="string">
            <text:p>Jonušas</text:p>
          </table:table-cell>
          <table:table-cell table:number-columns-repeated="253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Default" office:value-type="string">
            <text:p>Mykolas</text:p>
          </table:table-cell>
          <table:table-cell office:value-type="string">
            <text:p>Okulič-Kazarinas</text:p>
          </table:table-cell>
          <table:table-cell table:number-columns-repeated="253"/>
        </table:table-row>
        <table:table-row table:style-name="ro1">
          <table:table-cell table:style-name="ce2" office:value-type="float" office:value="11">
            <text:p>11</text:p>
          </table:table-cell>
          <table:table-cell office:value-type="string">
            <text:p>Albertas</text:p>
          </table:table-cell>
          <table:table-cell office:value-type="string">
            <text:p>Agejevas</text:p>
          </table:table-cell>
          <table:table-cell/>
          <table:table-cell office:value-type="string">
            <text:p>+vaikai</text:p>
          </table:table-cell>
          <table:table-cell table:number-columns-repeated="251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4" office:value-type="string">
            <text:p>Alberto žmona</text:p>
          </table:table-cell>
          <table:table-cell table:number-columns-repeated="254"/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255"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255"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255"/>
        </table:table-row>
        <table:table-row table:style-name="ro1">
          <table:table-cell table:style-name="ce2" office:value-type="float" office:value="16">
            <text:p>16</text:p>
          </table:table-cell>
          <table:table-cell table:number-columns-repeated="255"/>
        </table:table-row>
        <table:table-row table:style-name="ro1">
          <table:table-cell table:style-name="ce2" office:value-type="float" office:value="17">
            <text:p>17</text:p>
          </table:table-cell>
          <table:table-cell table:number-columns-repeated="255"/>
        </table:table-row>
        <table:table-row table:style-name="ro1">
          <table:table-cell table:style-name="ce2" office:value-type="float" office:value="18">
            <text:p>18</text:p>
          </table:table-cell>
          <table:table-cell table:number-columns-repeated="255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255"/>
        </table:table-row>
        <table:table-row table:style-name="ro1">
          <table:table-cell table:style-name="ce2" office:value-type="float" office:value="20">
            <text:p>20</text:p>
          </table:table-cell>
          <table:table-cell table:number-columns-repeated="255"/>
        </table:table-row>
        <table:table-row table:style-name="ro1">
          <table:table-cell table:style-name="ce2" office:value-type="float" office:value="21">
            <text:p>21</text:p>
          </table:table-cell>
          <table:table-cell table:number-columns-repeated="255"/>
        </table:table-row>
        <table:table-row table:style-name="ro1">
          <table:table-cell table:style-name="ce2" office:value-type="float" office:value="22">
            <text:p>22</text:p>
          </table:table-cell>
          <table:table-cell table:number-columns-repeated="255"/>
        </table:table-row>
        <table:table-row table:style-name="ro1">
          <table:table-cell table:style-name="ce2" office:value-type="float" office:value="23">
            <text:p>23</text:p>
          </table:table-cell>
          <table:table-cell table:number-columns-repeated="255"/>
        </table:table-row>
        <table:table-row table:style-name="ro1">
          <table:table-cell table:style-name="ce2" office:value-type="float" office:value="24">
            <text:p>24</text:p>
          </table:table-cell>
          <table:table-cell table:number-columns-repeated="255"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255"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255"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255"/>
        </table:table-row>
        <table:table-row table:style-name="ro1">
          <table:table-cell table:style-name="ce2" office:value-type="float" office:value="28">
            <text:p>28</text:p>
          </table:table-cell>
          <table:table-cell table:number-columns-repeated="255"/>
        </table:table-row>
        <table:table-row table:style-name="ro1">
          <table:table-cell table:style-name="ce2" office:value-type="float" office:value="29">
            <text:p>29</text:p>
          </table:table-cell>
          <table:table-cell table:number-columns-repeated="255"/>
        </table:table-row>
        <table:table-row table:style-name="ro1">
          <table:table-cell table:style-name="ce2" office:value-type="float" office:value="30">
            <text:p>30</text:p>
          </table:table-cell>
          <table:table-cell table:number-columns-repeated="255"/>
        </table:table-row>
        <table:table-row table:style-name="ro1">
          <table:table-cell table:style-name="ce2" office:value-type="float" office:value="31">
            <text:p>31</text:p>
          </table:table-cell>
          <table:table-cell table:number-columns-repeated="255"/>
        </table:table-row>
        <table:table-row table:style-name="ro1">
          <table:table-cell table:style-name="ce2" office:value-type="float" office:value="32">
            <text:p>32</text:p>
          </table:table-cell>
          <table:table-cell table:number-columns-repeated="255"/>
        </table:table-row>
        <table:table-row table:style-name="ro1" table:number-rows-repeated="6550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9">29/05/2009</text:date>, <text:time>22:4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aulius Grazulis</meta:initial-creator>
    <meta:creation-date>2009-05-29T22:29:09</meta:creation-date>
    <dc:creator>Saulius Grazulis</dc:creator>
    <dc:date>2009-05-29T22:42:50</dc:date>
    <meta:editing-cycles>8</meta:editing-cycles>
    <meta:editing-duration>PT13M42S</meta:editing-duration>
    <meta:user-defined meta:name="Info 1"/>
    <meta:user-defined meta:name="Info 2"/>
    <meta:user-defined meta:name="Info 3"/>
    <meta:user-defined meta:name="Info 4"/>
    <meta:document-statistic meta:table-count="3" meta:cell-count="65"/>
  </office:meta>
</office:document-meta>
</file>